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15100000FD900000F294B48B62D.svm"/>
  <manifest:file-entry manifest:media-type="" manifest:full-path="Pictures/200003A30000197E00002696104CC010.svm"/>
  <manifest:file-entry manifest:media-type="" manifest:full-path="Pictures/2000013900000C6700000DC84B69E0A4.svm"/>
  <manifest:file-entry manifest:media-type="" manifest:full-path="Pictures/200001E10000113A000008F57F8F9314.svm"/>
  <manifest:file-entry manifest:media-type="" manifest:full-path="Pictures/200000490000113A000009A52584F772.svm"/>
  <manifest:file-entry manifest:media-type="" manifest:full-path="Pictures/2000003100000DC800000845143E6169.svm"/>
  <manifest:file-entry manifest:media-type="" manifest:full-path="Pictures/20000109000011EA00000BB7DCDE9990.svm"/>
  <manifest:file-entry manifest:media-type="" manifest:full-path="Pictures/2000002B00000DC800000DC8EADF7F5E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accelerator/"/>
  <manifest:file-entry manifest:media-type="text/xml" manifest:full-path="Object 11/content.xml"/>
  <manifest:file-entry manifest:media-type="" manifest:full-path="Object 11/progressbar/"/>
  <manifest:file-entry manifest:media-type="" manifest:full-path="Object 11/floater/"/>
  <manifest:file-entry manifest:media-type="" manifest:full-path="Object 11/popupmenu/"/>
  <manifest:file-entry manifest:media-type="" manifest:full-path="Object 11/menubar/"/>
  <manifest:file-entry manifest:media-type="" manifest:full-path="Object 11/toolbar/"/>
  <manifest:file-entry manifest:media-type="" manifest:full-path="Object 11/images/Bitmaps/"/>
  <manifest:file-entry manifest:media-type="" manifest:full-path="Object 11/images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" manifest:full-path="Object 11/status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accelerator/"/>
  <manifest:file-entry manifest:media-type="text/xml" manifest:full-path="Object 2/content.xml"/>
  <manifest:file-entry manifest:media-type="" manifest:full-path="Object 2/progressbar/"/>
  <manifest:file-entry manifest:media-type="" manifest:full-path="Object 2/floater/"/>
  <manifest:file-entry manifest:media-type="" manifest:full-path="Object 2/popupmenu/"/>
  <manifest:file-entry manifest:media-type="" manifest:full-path="Object 2/menubar/"/>
  <manifest:file-entry manifest:media-type="" manifest:full-path="Object 2/toolbar/"/>
  <manifest:file-entry manifest:media-type="" manifest:full-path="Object 2/images/Bitmaps/"/>
  <manifest:file-entry manifest:media-type="" manifest:full-path="Object 2/images/"/>
  <manifest:file-entry manifest:media-type="" manifest:full-path="Object 2/statusbar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accelerator/"/>
  <manifest:file-entry manifest:media-type="text/xml" manifest:full-path="Object 3/content.xml"/>
  <manifest:file-entry manifest:media-type="" manifest:full-path="Object 3/progressbar/"/>
  <manifest:file-entry manifest:media-type="" manifest:full-path="Object 3/floater/"/>
  <manifest:file-entry manifest:media-type="" manifest:full-path="Object 3/popupmenu/"/>
  <manifest:file-entry manifest:media-type="" manifest:full-path="Object 3/menubar/"/>
  <manifest:file-entry manifest:media-type="" manifest:full-path="Object 3/toolbar/"/>
  <manifest:file-entry manifest:media-type="" manifest:full-path="Object 3/images/Bitmaps/"/>
  <manifest:file-entry manifest:media-type="" manifest:full-path="Object 3/images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" manifest:full-path="Object 3/statusbar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progressbar/"/>
  <manifest:file-entry manifest:media-type="" manifest:full-path="Object 4/floater/"/>
  <manifest:file-entry manifest:media-type="" manifest:full-path="Object 4/popupmenu/"/>
  <manifest:file-entry manifest:media-type="" manifest:full-path="Object 4/menubar/"/>
  <manifest:file-entry manifest:media-type="" manifest:full-path="Object 4/toolbar/"/>
  <manifest:file-entry manifest:media-type="" manifest:full-path="Object 4/images/Bitmaps/"/>
  <manifest:file-entry manifest:media-type="" manifest:full-path="Object 4/images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" manifest:full-path="Object 4/statusbar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progressbar/"/>
  <manifest:file-entry manifest:media-type="" manifest:full-path="Object 5/floater/"/>
  <manifest:file-entry manifest:media-type="" manifest:full-path="Object 5/popupmenu/"/>
  <manifest:file-entry manifest:media-type="" manifest:full-path="Object 5/menubar/"/>
  <manifest:file-entry manifest:media-type="" manifest:full-path="Object 5/toolbar/"/>
  <manifest:file-entry manifest:media-type="" manifest:full-path="Object 5/images/Bitmaps/"/>
  <manifest:file-entry manifest:media-type="" manifest:full-path="Object 5/images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" manifest:full-path="Object 5/statusbar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d479c" officeooo:paragraph-rsid="00777b7c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d479c" officeooo:paragraph-rsid="0078e878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d479c" officeooo:paragraph-rsid="0079b91e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d479c" officeooo:paragraph-rsid="007aab2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d479c" officeooo:paragraph-rsid="007b277a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d479c" officeooo:paragraph-rsid="007cec1d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d479c" officeooo:paragraph-rsid="007e2990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d479c" officeooo:paragraph-rsid="007f7b50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d479c" officeooo:paragraph-rsid="0080e3c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d479c" officeooo:paragraph-rsid="0082d3d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77b7c" officeooo:paragraph-rsid="00777b7c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77b7c" officeooo:paragraph-rsid="00777b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8e878" officeooo:paragraph-rsid="0078e878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9b91e" officeooo:paragraph-rsid="0079b91e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aab2c" officeooo:paragraph-rsid="007aab2c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b277a" officeooo:paragraph-rsid="007b277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cec1d" officeooo:paragraph-rsid="007cec1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e2990" officeooo:paragraph-rsid="007e299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f7b50" officeooo:paragraph-rsid="007f7b5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0e3ca" officeooo:paragraph-rsid="0080e3ca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25bf8" officeooo:paragraph-rsid="00825bf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2d3d7" officeooo:paragraph-rsid="0082d3d7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2d3d7" officeooo:paragraph-rsid="00852fc1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2d3d7" officeooo:paragraph-rsid="008aa71a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2d3d7" officeooo:paragraph-rsid="008c4c36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2d3d7" officeooo:paragraph-rsid="008cdfbd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52fc1" officeooo:paragraph-rsid="00852fc1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cdfbd" officeooo:paragraph-rsid="008cdfbd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78157" officeooo:paragraph-rsid="00852fc1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95b63" officeooo:paragraph-rsid="00895b63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aa71a" officeooo:paragraph-rsid="00895b63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aa71a" officeooo:paragraph-rsid="008aa71a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b9770" officeooo:paragraph-rsid="008b977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c4c36" officeooo:paragraph-rsid="008c4c36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Math_20_text">
      <style:text-properties style:use-window-font-color="true" style:text-position="0% 100%" fo:font-size="12pt" fo:font-style="normal" style:text-underline-style="none" fo:font-weight="bold" officeooo:rsid="007aab2c" officeooo:paragraph-rsid="007aab2c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79b91e" officeooo:paragraph-rsid="0079b91e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7b277a" officeooo:paragraph-rsid="007b277a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7f7b50" officeooo:paragraph-rsid="007f7b50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8cdfbd" officeooo:paragraph-rsid="008cdfbd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852fc1" officeooo:paragraph-rsid="00852fc1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2d3d7" officeooo:paragraph-rsid="0082d3d7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45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officeooo:rsid="004d479c"/>
    </style:style>
    <style:style style:name="T3" style:family="text">
      <style:text-properties style:text-position="sub 58%" officeooo:rsid="0078e878"/>
    </style:style>
    <style:style style:name="T4" style:family="text">
      <style:text-properties style:text-position="sub 58%" officeooo:rsid="0079b91e"/>
    </style:style>
    <style:style style:name="T5" style:family="text">
      <style:text-properties style:text-position="sub 58%" officeooo:rsid="007cec1d"/>
    </style:style>
    <style:style style:name="T6" style:family="text">
      <style:text-properties style:text-position="sub 58%" officeooo:rsid="0082d3d7"/>
    </style:style>
    <style:style style:name="T7" style:family="text">
      <style:text-properties style:text-position="sub 58%" officeooo:rsid="008c4c36"/>
    </style:style>
    <style:style style:name="T8" style:family="text">
      <style:text-properties style:text-position="sub 58%" officeooo:rsid="008cdfbd"/>
    </style:style>
    <style:style style:name="T9" style:family="text">
      <style:text-properties officeooo:rsid="00777b7c"/>
    </style:style>
    <style:style style:name="T10" style:family="text">
      <style:text-properties officeooo:rsid="00777b7c" style:text-overline-style="solid" style:text-overline-width="auto" style:text-overline-color="font-color"/>
    </style:style>
    <style:style style:name="T11" style:family="text">
      <style:text-properties officeooo:rsid="0078e878" style:text-overline-style="solid" style:text-overline-width="auto" style:text-overline-color="font-color"/>
    </style:style>
    <style:style style:name="T12" style:family="text">
      <style:text-properties officeooo:rsid="007b277a" style:text-overline-style="solid" style:text-overline-width="auto" style:text-overline-color="font-color"/>
    </style:style>
    <style:style style:name="T13" style:family="text">
      <style:text-properties officeooo:rsid="007cec1d" style:text-overline-style="solid" style:text-overline-width="auto" style:text-overline-color="font-color"/>
    </style:style>
    <style:style style:name="T14" style:family="text">
      <style:text-properties style:text-underline-style="solid" style:text-underline-width="auto" style:text-underline-color="font-color" officeooo:rsid="00777b7c"/>
    </style:style>
    <style:style style:name="T15" style:family="text">
      <style:text-properties officeooo:rsid="0078e878"/>
    </style:style>
    <style:style style:name="T16" style:family="text">
      <style:text-properties officeooo:rsid="0078e878" style:text-overline-style="none" style:text-overline-color="font-color"/>
    </style:style>
    <style:style style:name="T17" style:family="text">
      <style:text-properties fo:font-weight="bold" officeooo:rsid="00777b7c" style:font-weight-asian="bold" style:font-weight-complex="bold"/>
    </style:style>
    <style:style style:name="T18" style:family="text">
      <style:text-properties officeooo:rsid="0079b91e"/>
    </style:style>
    <style:style style:name="T19" style:family="text">
      <style:text-properties officeooo:rsid="007aab2c"/>
    </style:style>
    <style:style style:name="T20" style:family="text">
      <style:text-properties officeooo:rsid="007b277a"/>
    </style:style>
    <style:style style:name="T21" style:family="text">
      <style:text-properties officeooo:rsid="007cec1d"/>
    </style:style>
    <style:style style:name="T22" style:family="text">
      <style:text-properties officeooo:rsid="007e2990"/>
    </style:style>
    <style:style style:name="T23" style:family="text">
      <style:text-properties officeooo:rsid="007f7b50"/>
    </style:style>
    <style:style style:name="T24" style:family="text">
      <style:text-properties officeooo:rsid="0080e3ca"/>
    </style:style>
    <style:style style:name="T25" style:family="text">
      <style:text-properties officeooo:rsid="0082d3d7"/>
    </style:style>
    <style:style style:name="T26" style:family="text">
      <style:text-properties officeooo:rsid="0083c116"/>
    </style:style>
    <style:style style:name="T27" style:family="text">
      <style:text-properties officeooo:rsid="00852fc1"/>
    </style:style>
    <style:style style:name="T28" style:family="text">
      <style:text-properties officeooo:rsid="00878157"/>
    </style:style>
    <style:style style:name="T29" style:family="text">
      <style:text-properties officeooo:rsid="008aa71a"/>
    </style:style>
    <style:style style:name="T30" style:family="text">
      <style:text-properties officeooo:rsid="008b9770"/>
    </style:style>
    <style:style style:name="T31" style:family="text">
      <style:text-properties style:text-position="super 58%" officeooo:rsid="008cdfbd"/>
    </style:style>
    <style:style style:name="T32" style:family="text">
      <style:text-properties officeooo:rsid="008c4c36"/>
    </style:style>
    <style:style style:name="T33" style:family="text">
      <style:text-properties officeooo:rsid="008cdfb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gr1" style:family="graphic">
      <style:graphic-properties svg:stroke-width="0.03cm" draw:marker-end="Arrowheads_20_1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draw:marker-start="Arrowheads_20_1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20<text:span text:style-name="T2">11</text:span>-(<text:span text:style-name="T2">0</text:span><text:span text:style-name="T9">3</text:span>)<text:span text:style-name="T9">mar</text:span>-<text:span text:style-name="T1">28</text:span>: dag <text:span text:style-name="T9">4</text:span></text:h>
      <text:p text:style-name="P2"/>
      <text:p text:style-name="P13">Till denna lektion hör <text:s text:c="2"/>http://www.kth.se/polopoly_fs/1.81977!F2_BLAD_10.pdf</text:p>
      <text:p text:style-name="P13">som dock saknar det bifogade memorandum.</text:p>
      <text:p text:style-name="P13"/>
      <text:p text:style-name="P3"><text:span text:style-name="T9">Sammanfattning av </text:span><text:span text:style-name="T17">memorandum</text:span><text:span text:style-name="T9">:</text:span></text:p>
      <text:p text:style-name="P13"><draw:frame draw:style-name="fr1" draw:name="graphics1" text:anchor-type="paragraph" svg:x="13.513cm" svg:y="0.355cm" svg:width="4.057cm" svg:height="3.881cm" draw:z-index="3"><draw:image xlink:href="Pictures/2000015100000FD900000F294B48B62D.svm" xlink:type="simple" xlink:show="embed" xlink:actuate="onLoad"/></draw:frame></text:p>
      <text:p text:style-name="P3"><text:span text:style-name="T9"><text:tab/></text:span><text:span text:style-name="T14">K</text:span><text:span text:style-name="T9"> = </text:span><text:span text:style-name="T10">K</text:span><text:span text:style-name="T9"> = a +jb<text:tab/>där j är den imaginära enheten </text:span><text:span text:style-name="T9"><draw:frame draw:style-name="fr2" draw:name="Object1" text:anchor-type="as-char" svg:width="0.921cm" svg:height="0.52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9">.</text:span></text:p>
      <text:p text:style-name="P13"/>
      <text:p text:style-name="P13"><text:tab/>I polär form:</text:p>
      <text:p text:style-name="P13"/>
      <text:p text:style-name="P3"><text:span text:style-name="T9"><text:tab/><text:tab/></text:span><text:span text:style-name="T10">K</text:span><text:span text:style-name="T9"> = K(cos α + j sin α)</text:span></text:p>
      <text:p text:style-name="P13"/>
      <text:p text:style-name="P13"/>
      <text:p text:style-name="P4"><text:span text:style-name="T9"><text:tab/>K</text:span><text:span text:style-name="T15"> = |</text:span><text:span text:style-name="T10">K</text:span><text:span text:style-name="T15">|</text:span><text:span text:style-name="T9"> = </text:span><text:span text:style-name="T9"><draw:frame draw:style-name="fr2" draw:name="Object2" text:anchor-type="as-char" svg:width="1.547cm" svg:height="0.587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3"/>
      <text:p text:style-name="P3"><text:span text:style-name="T9"><text:tab/>arg(</text:span><text:span text:style-name="T10">K</text:span><text:span text:style-name="T9">) = α = </text:span><text:span text:style-name="T9"><draw:frame draw:style-name="fr3" draw:name="Object3" text:anchor-type="as-char" svg:y="-0.669cm" svg:width="2.138cm" svg:height="1.152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3"/>
      <text:p text:style-name="P14"/>
      <text:p text:style-name="P4"><text:span text:style-name="T16"><text:tab/></text:span><text:span text:style-name="T10">K</text:span><text:span text:style-name="T9"> =</text:span><text:span text:style-name="T15"> </text:span><text:span text:style-name="T10">K</text:span><text:span text:style-name="T11">₁</text:span><text:span text:style-name="T15"> + </text:span><text:span text:style-name="T10">K</text:span><text:span text:style-name="T11">₂</text:span><text:span text:style-name="T15"> =</text:span><text:span text:style-name="T9"> </text:span><text:span text:style-name="T15">(</text:span><text:span text:style-name="T9">a</text:span><text:span text:style-name="T3">1</text:span><text:span text:style-name="T15"> + a</text:span><text:span text:style-name="T3">2</text:span><text:span text:style-name="T15">)</text:span><text:span text:style-name="T9"> +j</text:span><text:span text:style-name="T15">(</text:span><text:span text:style-name="T9">b</text:span><text:span text:style-name="T3">1</text:span><text:span text:style-name="T15"> + b</text:span><text:span text:style-name="T3">2</text:span><text:span text:style-name="T15">)</text:span></text:p>
      <text:p text:style-name="P15"/>
      <text:p text:style-name="P4"><draw:line text:anchor-type="paragraph" draw:z-index="4" draw:style-name="gr1" draw:text-style-name="P45" svg:x1="2.519cm" svg:y1="1.05cm" svg:x2="1.928cm" svg:y2="0.353cm"><text:p/></draw:line><text:span text:style-name="T15"><text:tab/>K ≠ K</text:span><text:span text:style-name="T3">1</text:span><text:span text:style-name="T15"> + K</text:span><text:span text:style-name="T3">2</text:span></text:p>
      <text:p text:style-name="P15"/>
      <text:p text:style-name="P15"><text:tab/><text:tab/>Observera olikheten!</text:p>
      <text:p text:style-name="P15"/>
      <text:p text:style-name="P15"/>
      <text:p text:style-name="P4"><text:span text:style-name="T15"><text:tab/></text:span><text:span text:style-name="T10">K</text:span><text:span text:style-name="T9"> =</text:span><text:span text:style-name="T15"> </text:span><text:span text:style-name="T10">K</text:span><text:span text:style-name="T11">₁</text:span><text:span text:style-name="T15"> ⋅ </text:span><text:span text:style-name="T10">K</text:span><text:span text:style-name="T11">₂</text:span><text:span text:style-name="T15"> <text:tab/> dessutom<text:tab/> K = K</text:span><text:span text:style-name="T3">1</text:span><text:span text:style-name="T15"> ⋅ K</text:span><text:span text:style-name="T3">2</text:span><text:span text:style-name="T15"> <text:tab/> <text:s/>samt <text:s text:c="2"/>arg(</text:span><text:span text:style-name="T10">K</text:span><text:span text:style-name="T15">) = arg(</text:span><text:span text:style-name="T10">K</text:span><text:span text:style-name="T11">₁</text:span><text:span text:style-name="T15">) + arg(</text:span><text:span text:style-name="T10">K</text:span><text:span text:style-name="T11">₂</text:span><text:span text:style-name="T15">)</text:span></text:p>
      <text:p text:style-name="P15"/>
      <text:p text:style-name="P4"><text:span text:style-name="T15"><text:tab/></text:span><text:span text:style-name="T10">K</text:span><text:span text:style-name="T9"> =</text:span><text:span text:style-name="T15"> </text:span><text:span text:style-name="T10">K</text:span><text:span text:style-name="T11">₁</text:span><text:span text:style-name="T15"> / </text:span><text:span text:style-name="T10">K</text:span><text:span text:style-name="T11">₂</text:span><text:span text:style-name="T15"> <text:s text:c="2"/>dessutom<text:tab/> K = K</text:span><text:span text:style-name="T3">1</text:span><text:span text:style-name="T15"> / K</text:span><text:span text:style-name="T3">2</text:span><text:span text:style-name="T15"> <text:tab/> <text:s/>samt <text:s text:c="2"/>arg(</text:span><text:span text:style-name="T10">K</text:span><text:span text:style-name="T15">) = arg(</text:span><text:span text:style-name="T10">K</text:span><text:span text:style-name="T11">₁</text:span><text:span text:style-name="T15">) − arg(</text:span><text:span text:style-name="T10">K</text:span><text:span text:style-name="T11">₂</text:span><text:span text:style-name="T15">)</text:span></text:p>
      <text:p text:style-name="P15"/>
      <text:p text:style-name="P15"/>
      <text:p text:style-name="P15"><text:tab/>Tillämpat på impedanser</text:p>
      <text:p text:style-name="P15"/>
      <text:p text:style-name="P4"><text:span text:style-name="T15"><text:tab/><text:tab/></text:span><text:span text:style-name="T11">Z</text:span><text:span text:style-name="T15"> = R + jX</text:span></text:p>
      <text:p text:style-name="P15"/>
      <text:p text:style-name="P4"><text:span text:style-name="T15"><text:tab/><text:tab/>Z = </text:span><text:span text:style-name="T15"><draw:frame draw:style-name="fr2" draw:name="Object4" text:anchor-type="as-char" svg:width="1.633cm" svg:height="0.589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5"/>
      <text:p text:style-name="P4"><text:span text:style-name="T15"><text:tab/><text:tab/>arg(</text:span><text:span text:style-name="T11">z</text:span><text:span text:style-name="T15">) = φ = </text:span><text:span text:style-name="T15"><draw:frame draw:style-name="fr3" draw:name="Object5" text:anchor-type="as-char" svg:y="-0.669cm" svg:width="2.178cm" svg:height="1.152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5"><text:tab/><text:tab/>Fasskillnaden mellan spänning och ström</text:span></text:p>
      <text:p text:style-name="P15"/>
      <text:p text:style-name="P38"><text:tab/>Växelströmseffekt</text:p>
      <text:p text:style-name="P16"/>
      <text:p text:style-name="P5"><text:span text:style-name="T18"><text:tab/><text:tab/>Den aktiva effekten kan skrivas:<text:tab/>P = U ⋅ I ⋅ cos φ = U ⋅ I</text:span><text:span text:style-name="T4">P</text:span><text:span text:style-name="T18"><text:tab/> <text:s/>[W]</text:span></text:p>
      <text:p text:style-name="P16"/>
      <text:p text:style-name="P16"><text:tab/><text:tab/><text:tab/><text:tab/><text:tab/><text:tab/><text:tab/><text:tab/>eller</text:p>
      <text:p text:style-name="P16"/>
      <text:p text:style-name="P5"><text:span text:style-name="T18"><text:tab/><text:tab/><text:tab/><text:tab/><text:tab/><text:tab/><text:tab/><text:tab/></text:span><text:span text:style-name="T18"><draw:frame draw:style-name="fr2" draw:name="Object6" text:anchor-type="as-char" svg:width="2.143cm" svg:height="0.887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18"><text:tab/><text:tab/>( </text:span><text:span text:style-name="T18"><draw:frame draw:style-name="fr2" draw:name="Object7" text:anchor-type="as-char" svg:width="1.746cm" svg:height="0.616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8"> )</text:span></text:p>
      <text:p text:style-name="P16"/>
      <text:p text:style-name="P16"/>
      <text:p text:style-name="P16"><draw:frame draw:style-name="fr1" draw:name="graphics2" text:anchor-type="paragraph" svg:x="2.445cm" svg:y="0.018cm" svg:width="3.175cm" svg:height="3.528cm" draw:z-index="9"><draw:image xlink:href="Pictures/2000013900000C6700000DC84B69E0A4.svm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"><text:span text:style-name="T18"><text:tab/><text:tab/>Aktiva strömkomposanten:<text:tab/><text:tab/>I</text:span><text:span text:style-name="T4">P</text:span><text:span text:style-name="T18"> = I ⋅ cos φ</text:span></text:p>
      <text:p text:style-name="P5"><text:span text:style-name="T18"><text:tab/><text:tab/>Reaktiva <text:s/>strömkomposanten:<text:tab/>I</text:span><text:span text:style-name="T4">Q</text:span><text:span text:style-name="T18"> = I ⋅ sin φ</text:span></text:p>
      <text:p text:style-name="P16"/>
      <text:p text:style-name="P16"/>
      <text:p text:style-name="P16"/>
      <text:p text:style-name="P37">Till pappret</text:p>
      <text:p text:style-name="P17"/>
      <text:p text:style-name="P17">Den röda funktionen kallar vi u; u:s grafiska spann</text:p>
      <text:p text:style-name="P17">kallar vi T, vilket är perioden för funktionen.</text:p>
      <text:p text:style-name="P17"/>
      <text:p text:style-name="P17"/>
      <text:p text:style-name="P17">Momentanvärde:<text:tab/><text:tab/>u(t)</text:p>
      <text:p text:style-name="P17"/>
      <text:p text:style-name="P6"><text:span text:style-name="T19">Medelvärde:<text:tab/><text:tab/></text:span><text:span text:style-name="T19"><draw:frame draw:style-name="fr2" draw:name="Object8" text:anchor-type="as-char" svg:width="3.612cm" svg:height="1.531cm" draw:z-index="10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7"/>
      <text:p text:style-name="P6"><text:span text:style-name="T19">Effektivvärde:<text:tab/><text:tab/></text:span><text:span text:style-name="T19"><draw:frame draw:style-name="fr2" draw:name="Object9" text:anchor-type="as-char" svg:width="3.829cm" svg:height="1.662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7"/>
      <text:p text:style-name="P6"><text:span text:style-name="T19">Likriktat medelvärde:<text:tab/></text:span><text:span text:style-name="T19"><draw:frame draw:style-name="fr2" draw:name="Object10" text:anchor-type="as-char" svg:width="3.482cm" svg:height="1.533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7"/>
      <text:p text:style-name="P6"><text:span text:style-name="T19">Längd för ”Summa”:<text:tab/></text:span><text:span text:style-name="T19"><draw:frame draw:style-name="fr2" draw:name="Object11" text:anchor-type="as-char" svg:width="12.247cm" svg:height="0.767cm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7"/>
      <text:p text:style-name="P39">Resistans (motstånd)</text:p>
      <text:p text:style-name="P18"/>
      <text:p text:style-name="P7"><text:span text:style-name="T20"><text:tab/>u(t) <text:s/>= <text:s/>i(t) ⋅ R <text:s/>= <text:s/></text:span><text:span text:style-name="T20"><draw:frame draw:style-name="fr2" draw:name="Object12" text:anchor-type="as-char" svg:width="0.612cm" svg:height="0.529cm" draw:z-index="14"><draw:object xlink:href="./Object 12" xlink:type="simple" xlink:show="embed" xlink:actuate="onLoad"/><draw:image xlink:href="./ObjectReplacements/Object 12" xlink:type="simple" xlink:show="embed" xlink:actuate="onLoad"/></draw:frame></text:span><text:span text:style-name="T20"> ⋅ I ⋅ R ⋅ sin ωt <text:s/>= <text:s/></text:span><text:span text:style-name="T20"><draw:frame draw:style-name="fr2" draw:name="Object13" text:anchor-type="as-char" svg:width="0.612cm" svg:height="0.529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0"> ⋅ U ⋅ sin ωt</text:span></text:p>
      <text:p text:style-name="P18"/>
      <text:p text:style-name="P7"><text:span text:style-name="T20"><text:tab/></text:span><text:span text:style-name="T12">U</text:span><text:span text:style-name="T20"> = R ⋅ </text:span><text:span text:style-name="T12">I</text:span></text:p>
      <text:p text:style-name="P18"/>
      <text:p text:style-name="P18"/>
      <text:p text:style-name="P18"><text:tab/>Impedans R</text:p>
      <text:p text:style-name="P18"/>
      <text:p text:style-name="P18"/>
      <text:p text:style-name="P19"><draw:line text:anchor-type="paragraph" draw:z-index="17" draw:style-name="gr1" draw:text-style-name="P45" svg:x1="1.293cm" svg:y1="0.236cm" svg:x2="3.33cm" svg:y2="0.236cm"><text:p/></draw:line><text:tab/><text:tab/> <text:s text:c="6"/>I</text:p>
      <text:p text:style-name="P19"><draw:line text:anchor-type="paragraph" draw:z-index="16" draw:style-name="gr1" draw:text-style-name="P45" svg:x1="1.293cm" svg:y1="0.236cm" svg:x2="3.891cm" svg:y2="0.236cm"><text:p/></draw:line><text:tab/><text:tab/><text:tab/> <text:s/>U</text:p>
      <text:p text:style-name="P19"/>
      <text:p text:style-name="P19"/>
      <text:p text:style-name="P19"/>
      <text:p text:style-name="P19">Induktans (spole)</text:p>
      <text:p text:style-name="P19"/>
      <text:p text:style-name="P19"><text:tab/>Induktans gör motstånd i förändringen i växlingen.</text:p>
      <text:p text:style-name="P19"/>
      <text:p text:style-name="P8"><text:span text:style-name="T21"><text:tab/>U</text:span><text:span text:style-name="T5">L</text:span><text:span text:style-name="T21">(t) = L ⋅ </text:span><text:span text:style-name="T21"><draw:frame draw:style-name="fr2" draw:name="Object14" text:anchor-type="as-char" svg:width="0.612cm" svg:height="1.048cm" draw:z-index="18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1"> = L ⋅ </text:span><text:span text:style-name="T21"><draw:frame draw:style-name="fr2" draw:name="Object15" text:anchor-type="as-char" svg:width="0.612cm" svg:height="0.529cm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1"> ⋅ I ⋅ </text:span><text:span text:style-name="T20">ω</text:span><text:span text:style-name="T21"> ⋅ cos </text:span><text:span text:style-name="T20">ω</text:span><text:span text:style-name="T21">t = </text:span><text:span text:style-name="T20">ω</text:span><text:span text:style-name="T21">L ⋅ </text:span><text:span text:style-name="T21"><draw:frame draw:style-name="fr2" draw:name="Object16" text:anchor-type="as-char" svg:width="0.612cm" svg:height="0.529cm" draw:z-index="20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1"> ⋅ I ⋅ sin </text:span><text:span text:style-name="T21"><draw:frame draw:style-name="fr3" draw:name="Object17" text:anchor-type="as-char" svg:y="-0.69cm" svg:width="1.635cm" svg:height="1.152cm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19"/>
      <text:p text:style-name="P19"/>
      <text:p text:style-name="P8"><text:span text:style-name="T21"><text:tab/></text:span><text:span text:style-name="T13">U</text:span><text:span text:style-name="T21"> = j</text:span><text:span text:style-name="T20">ω</text:span><text:span text:style-name="T21">L ⋅ </text:span><text:span text:style-name="T13">I</text:span></text:p>
      <text:p text:style-name="P19"><draw:line text:anchor-type="paragraph" draw:z-index="22" draw:style-name="gr2" draw:text-style-name="P45" svg:x1="2.298cm" svg:y1="0.058cm" svg:x2="3.7cm" svg:y2="1.143cm"><text:p/></draw:line></text:p>
      <text:p text:style-name="P19"/>
      <text:p text:style-name="P19"><text:tab/><text:tab/><text:tab/>∵ 90° fasskillnad<text:tab/>(j)</text:p>
      <text:p text:style-name="P19"/>
      <text:p text:style-name="P19"/>
      <text:p text:style-name="P19">Kapacitans (kondensator)</text:p>
      <text:p text:style-name="P19"/>
      <text:p text:style-name="P19"><text:tab/>C — förmåga att hålla laddning</text:p>
      <text:p text:style-name="P19"/>
      <text:p text:style-name="P8"><text:span text:style-name="T21"><text:tab/></text:span><text:span text:style-name="T21"><draw:frame draw:style-name="fr2" draw:name="Object18" text:anchor-type="as-char" svg:width="12.435cm" svg:height="1.265cm" draw:z-index="23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19"/>
      <text:p text:style-name="P9"><text:span text:style-name="T22"><text:tab/></text:span><text:span text:style-name="T22"><draw:frame draw:style-name="fr2" draw:name="Object19" text:anchor-type="as-char" svg:width="4.172cm" svg:height="1.044cm" draw:z-index="24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20"><draw:frame draw:style-name="fr1" draw:name="graphics3" text:anchor-type="paragraph" svg:x="1.251cm" svg:y="0.183cm" svg:width="3.528cm" svg:height="3.528cm" draw:z-index="25"><draw:image xlink:href="Pictures/2000002B00000DC800000DC8EADF7F5E.svm" xlink:type="simple" xlink:show="embed" xlink:actuate="onLoad"/></draw:frame></text:p>
      <text:p text:style-name="P20"/>
      <text:p text:style-name="P10"><text:span text:style-name="T23"><text:tab/><text:tab/><text:tab/><text:tab/><text:tab/>Impedans<text:tab/><text:tab/></text:span><text:span text:style-name="T23"><draw:frame draw:style-name="fr2" draw:name="Object20" text:anchor-type="as-char" svg:width="2.147cm" svg:height="1.044cm" draw:z-index="26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21"/>
      <text:p text:style-name="P40">Ohms lag i <text:span text:style-name="T26">k</text:span>omplex form</text:p>
      <text:p text:style-name="P21"/>
      <text:p text:style-name="P10"><text:span text:style-name="T23"><text:tab/></text:span><text:span text:style-name="T23"><draw:frame draw:style-name="fr2" draw:name="Object21" text:anchor-type="as-char" svg:width="3.819cm" svg:height="1.182cm" draw:z-index="36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21"/>
      <text:p text:style-name="P10"><text:span text:style-name="T23"><text:tab/></text:span><text:span text:style-name="T23"><draw:frame draw:style-name="fr2" draw:name="Object22" text:anchor-type="as-char" svg:width="8.657cm" svg:height="1.533cm" draw:z-index="37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21"/>
      <text:p text:style-name="P11"><text:span text:style-name="T24"><text:tab/></text:span><text:span text:style-name="T24"><draw:frame draw:style-name="fr2" draw:name="Object23" text:anchor-type="as-char" svg:width="9.495cm" svg:height="1.533cm" draw:z-index="38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22"/>
      <text:p text:style-name="P11"><text:span text:style-name="T24"><text:tab/></text:span><text:span text:style-name="T24"><draw:frame draw:style-name="fr2" draw:name="Object24" text:anchor-type="as-char" svg:width="4.65cm" svg:height="1.332cm" draw:z-index="39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22"/>
      <text:p text:style-name="P22"/>
      <text:p text:style-name="P22"/>
      <text:p text:style-name="P22"/>
      <text:p text:style-name="P22">Aktiv, reaktiv och skenbar effekt</text:p>
      <text:p text:style-name="P22"/>
      <text:p text:style-name="P22"><text:tab/>Aktiv effekt:<text:tab/>P = U ⋅ I ⋅ cos φ<text:tab/>[W]</text:p>
      <text:p text:style-name="P22"/>
      <text:p text:style-name="P22"><text:tab/>Reaktiv effekt:<text:tab/>Q = U ⋅ I ⋅ sin φ<text:tab/>[VAr]</text:p>
      <text:p text:style-name="P22"/>
      <text:p text:style-name="P22"><text:tab/>Skenbar effekt:<text:tab/>S = U ⋅ I<text:tab/><text:tab/>[VA]</text:p>
      <text:p text:style-name="P22"/>
      <text:p text:style-name="P22"><text:tab/>Effektfaktor:<text:tab/>cos φ</text:p>
      <text:p text:style-name="P22"/>
      <text:p text:style-name="P22"/>
      <text:p text:style-name="P22"/>
      <text:p text:style-name="P22"/>
      <text:p text:style-name="P22">Högergren<text:tab/><text:tab/><text:tab/>(endast riktningar)</text:p>
      <text:p text:style-name="P22"><draw:frame draw:style-name="fr1" draw:name="graphics4" text:anchor-type="paragraph" svg:x="0.019cm" svg:y="0.15cm" svg:width="3.528cm" svg:height="2.117cm" draw:z-index="27"><draw:image xlink:href="Pictures/2000003100000DC800000845143E6169.svm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3">Vänstergren</text:p>
      <text:p text:style-name="P23"><draw:frame draw:style-name="fr1" draw:name="graphics5" text:anchor-type="paragraph" svg:x="-0.025cm" svg:y="0.185cm" svg:width="4.41cm" svg:height="2.293cm" draw:z-index="28"><draw:image xlink:href="Pictures/200001E10000113A000008F57F8F9314.svm" xlink:type="simple" xlink:show="embed" xlink:actuate="onLoad"/></draw:frame></text:p>
      <text:p text:style-name="P23"/>
      <text:p text:style-name="P23"/>
      <text:p text:style-name="P23"/>
      <text:p text:style-name="P23"/>
      <text:p text:style-name="P12"><draw:frame draw:style-name="fr1" draw:name="graphics6" text:anchor-type="paragraph" svg:x="11.008cm" svg:y="0.012cm" svg:width="6.526cm" svg:height="9.878cm" draw:z-index="29"><draw:image xlink:href="Pictures/200003A30000197E00002696104CC010.svm" xlink:type="simple" xlink:show="embed" xlink:actuate="onLoad"/></draw:frame><text:soft-page-break/><text:span text:style-name="T25">Sök förhållandet mellan I</text:span><text:span text:style-name="T6">1</text:span><text:span text:style-name="T25"> och I</text:span><text:span text:style-name="T6">2</text:span></text:p>
      <text:p text:style-name="P24"/>
      <text:p text:style-name="P12"><text:span text:style-name="T25"><text:tab/></text:span><text:span text:style-name="T25"><draw:frame draw:style-name="fr2" draw:name="Object25" text:anchor-type="as-char" svg:width="3.688cm" svg:height="1.148cm" draw:z-index="32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24"/>
      <text:p text:style-name="P12"><text:span text:style-name="T25"><text:tab/></text:span><text:span text:style-name="T25"><draw:frame draw:style-name="fr2" draw:name="Object26" text:anchor-type="as-char" svg:width="4.075cm" svg:height="1.152cm" draw:z-index="33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24"/>
      <text:p text:style-name="P12"><text:span text:style-name="T25"><text:tab/></text:span><text:span text:style-name="T25"><draw:frame draw:style-name="fr2" draw:name="Object27" text:anchor-type="as-char" svg:width="4.133cm" svg:height="1.05cm" draw:z-index="34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p text:style-name="P24"/>
      <text:p text:style-name="P12"><text:span text:style-name="T25"><text:tab/></text:span><text:span text:style-name="T25"><draw:frame draw:style-name="fr2" draw:name="Object28" text:anchor-type="as-char" svg:width="3.983cm" svg:height="1.328cm" draw:z-index="35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24"/>
      <text:p text:style-name="P24"/>
      <text:p text:style-name="P24"/>
      <text:p text:style-name="P24"/>
      <text:p text:style-name="P24">U1:52</text:p>
      <text:p text:style-name="P24"/>
      <text:p text:style-name="P24"><text:tab/>a)</text:p>
      <text:p text:style-name="P24"><text:tab/><text:tab/>30°<text:tab/><text:tab/>i har + 30°</text:p>
      <text:p text:style-name="P24"/>
      <text:p text:style-name="P24"/>
      <text:p text:style-name="P24"><draw:frame draw:style-name="fr1" draw:name="graphics7" text:anchor-type="paragraph" svg:x="2.648cm" svg:y="0.035cm" svg:width="4.41cm" svg:height="2.469cm" draw:z-index="30"><draw:image xlink:href="Pictures/200000490000113A000009A52584F772.svm" xlink:type="simple" xlink:show="embed" xlink:actuate="onLoad"/></draw:frame><text:tab/>b)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tab/>c)</text:p>
      <text:p text:style-name="P24"><text:tab/><text:tab/>Effektfaktor = cos φ = cos 30° = 0,86</text:p>
      <text:p text:style-name="P24"><draw:frame draw:style-name="fr1" draw:name="graphics8" text:anchor-type="paragraph" svg:x="2.506cm" svg:y="0.415cm" svg:width="4.586cm" svg:height="2.999cm" draw:z-index="31"><draw:image xlink:href="Pictures/20000109000011EA00000BB7DCDE9990.svm" xlink:type="simple" xlink:show="embed" xlink:actuate="onLoad"/></draw:frame></text:p>
      <text:p text:style-name="P24"/>
      <text:p text:style-name="P12"><text:span text:style-name="T25"><text:tab/><text:tab/><text:tab/><text:tab/><text:tab/><text:tab/>I</text:span><text:span text:style-name="T6">akt</text:span><text:span text:style-name="T25"> = I ⋅ cos 30°</text:span></text:p>
      <text:p text:style-name="P24"/>
      <text:p text:style-name="P12"><text:span text:style-name="T25"><text:tab/><text:tab/><text:tab/><text:tab/><text:tab/><text:tab/>I</text:span><text:span text:style-name="T6">reakt</text:span><text:span text:style-name="T25"> = I ⋅ sin 30°</text:span></text:p>
      <text:p text:style-name="P24"/>
      <text:p text:style-name="P24"/>
      <text:p text:style-name="P24"/>
      <text:p text:style-name="P24"><text:tab/>d)</text:p>
      <text:p text:style-name="P24"><text:tab/><text:tab/>P = U ⋅ I ⋅ cos φ = 230 ⋅ 2 ⋅ cos 30° = 398W</text:p>
      <text:p text:style-name="P24"><text:span text:style-name="T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5-21T22:00:45</dc:date>
    <dc:creator>Mattias </dc:creator>
    <meta:editing-duration>PT36H15M43S</meta:editing-duration>
    <meta:editing-cycles>88</meta:editing-cycles>
    <meta:generator>OpenOffice.org/3.2$Unix OpenOffice.org_project/320m19$Build-9505</meta:generator>
    <meta:document-statistic meta:table-count="0" meta:image-count="8" meta:object-count="28" meta:page-count="5" meta:paragraph-count="75" meta:word-count="381" meta:character-count="1802"/>
  </office:meta>
</office:document-meta>
</file>

<file path=Object 1/content.xml><?xml version="1.0" encoding="utf-8"?>
<math xmlns="http://www.w3.org/1998/Math/MathML">
  <semantics>
    <msqrt>
      <mrow>
        <mi mathvariant="normal">−</mi>
        <mn>1</mn>
      </mrow>
    </msqrt>
    <annotation encoding="StarMath 5.0">sqrt -1</annotation>
  </semantics>
</math>
</file>

<file path=Object 10/content.xml><?xml version="1.0" encoding="utf-8"?>
<math xmlns="http://www.w3.org/1998/Math/MathML">
  <semantics>
    <mrow>
      <mrow>
        <msub>
          <mi mathvariant="normal">U</mi>
          <mi>lik</mi>
        </msub>
        <mi mathvariant="normal">=</mi>
        <mfrac>
          <mn>1</mn>
          <mi mathvariant="normal">T</mi>
        </mfrac>
      </mrow>
      <mstyle mathsize="125%">
        <mrow>
          <mrow>
            <munderover>
              <mi mathvariant="normal">∫</mi>
              <mn>0</mn>
              <mi mathvariant="normal">T</mi>
            </munderover>
            <mtext/>
          </mrow>
        </mrow>
      </mstyle>
      <mfenced open="∣" close="∣">
        <mrow>
          <mi mathvariant="normal">u</mi>
          <mrow>
            <mo stretchy="false">(</mo>
            <mi mathvariant="normal">t</mi>
            <mo stretchy="false">)</mo>
          </mrow>
        </mrow>
      </mfenced>
      <mi/>
      <mi>dt</mi>
    </mrow>
    <annotation encoding="StarMath 5.0">U_lik = 1 over T {size *1.25 int from 0 to T ""} abs{u(t)} `dt</annotation>
  </semantics>
</math>
</file>

<file path=Object 11/content.xml><?xml version="1.0" encoding="utf-8"?>
<math xmlns="http://www.w3.org/1998/Math/MathML">
  <semantics>
    <mrow>
      <mfenced open="∣" close="∣">
        <mrow>
          <mover accent="true">
            <msub>
              <mi mathvariant="normal">A</mi>
              <mn>1</mn>
            </msub>
            <mo>¯</mo>
          </mover>
          <mrow>
            <mi/>
            <mo stretchy="false">+</mo>
            <mi/>
          </mrow>
          <mover accent="true">
            <msub>
              <mi mathvariant="normal">A</mi>
              <mn>2</mn>
            </msub>
            <mo>¯</mo>
          </mover>
        </mrow>
      </mfenced>
      <mrow>
        <mi/>
        <mi mathvariant="normal">=</mi>
        <mi/>
      </mrow>
      <msqrt>
        <mrow>
          <msup>
            <mfenced open="" close="">
              <mrow>
                <msub>
                  <mi mathvariant="normal">A</mi>
                  <mn>1</mn>
                </msub>
                <mi/>
                <mi>cos</mi>
                <mi/>
                <msub>
                  <mi mathvariant="normal">α</mi>
                  <mn>1</mn>
                </msub>
                <mrow>
                  <mi/>
                  <mo stretchy="false">+</mo>
                  <mi/>
                </mrow>
                <msub>
                  <mi mathvariant="normal">A</mi>
                  <mn>2</mn>
                </msub>
                <mi/>
                <mi>cos</mi>
                <mi/>
                <msub>
                  <mi mathvariant="normal">α</mi>
                  <mn>2</mn>
                </msub>
              </mrow>
            </mfenced>
            <mn>2</mn>
          </msup>
          <mrow>
            <mi/>
            <mo stretchy="false">+</mo>
            <mi/>
          </mrow>
          <msup>
            <mfenced open="" close="">
              <mrow>
                <msub>
                  <mi mathvariant="normal">A</mi>
                  <mn>1</mn>
                </msub>
                <mi/>
                <mi>sin</mi>
                <mi/>
                <msub>
                  <mi mathvariant="normal">α</mi>
                  <mn>1</mn>
                </msub>
                <mrow>
                  <mi/>
                  <mo stretchy="false">+</mo>
                  <mi/>
                </mrow>
                <msub>
                  <mi mathvariant="normal">A</mi>
                  <mn>2</mn>
                </msub>
                <mi/>
                <mi>sin</mi>
                <mi/>
                <msub>
                  <mi mathvariant="normal">α</mi>
                  <mn>2</mn>
                </msub>
              </mrow>
            </mfenced>
            <mn>2</mn>
          </msup>
        </mrow>
      </msqrt>
    </mrow>
    <annotation encoding="StarMath 5.0">abs{overline {A_1} `+` overline {A_2}} `=` sqrt{ left ( A_1 `cos` α_1 `+` A_2 `cos` α_2 right )^2 `+` left ( A_1 `sin` α_1 `+` A_2 `sin` α_2 right )^2 }</annotation>
  </semantics>
</math>
</file>

<file path=Object 12/content.xml><?xml version="1.0" encoding="utf-8"?>
<math xmlns="http://www.w3.org/1998/Math/MathML">
  <semantics>
    <msqrt>
      <mn>2</mn>
    </msqrt>
    <annotation encoding="StarMath 5.0">sqrt 2</annotation>
  </semantics>
</math>
</file>

<file path=Object 13/content.xml><?xml version="1.0" encoding="utf-8"?>
<math xmlns="http://www.w3.org/1998/Math/MathML">
  <semantics>
    <msqrt>
      <mn>2</mn>
    </msqrt>
    <annotation encoding="StarMath 5.0">sqrt 2</annotation>
  </semantics>
</math>
</file>

<file path=Object 14/content.xml><?xml version="1.0" encoding="utf-8"?>
<math xmlns="http://www.w3.org/1998/Math/MathML">
  <semantics>
    <mfrac>
      <mi>di</mi>
      <mi>dt</mi>
    </mfrac>
    <annotation encoding="StarMath 5.0">di over dt</annotation>
  </semantics>
</math>
</file>

<file path=Object 15/content.xml><?xml version="1.0" encoding="utf-8"?>
<math xmlns="http://www.w3.org/1998/Math/MathML">
  <semantics>
    <msqrt>
      <mn>2</mn>
    </msqrt>
    <annotation encoding="StarMath 5.0">sqrt 2</annotation>
  </semantics>
</math>
</file>

<file path=Object 16/content.xml><?xml version="1.0" encoding="utf-8"?>
<math xmlns="http://www.w3.org/1998/Math/MathML">
  <semantics>
    <msqrt>
      <mn>2</mn>
    </msqrt>
    <annotation encoding="StarMath 5.0">sqrt 2</annotation>
  </semantics>
</math>
</file>

<file path=Object 17/content.xml><?xml version="1.0" encoding="utf-8"?>
<math xmlns="http://www.w3.org/1998/Math/MathML">
  <semantics>
    <mfenced open="" close="">
      <mrow>
        <mi>ωt</mi>
        <mo stretchy="false">+</mo>
        <mfrac>
          <mi mathvariant="normal">π</mi>
          <mn>2</mn>
        </mfrac>
      </mrow>
    </mfenced>
    <annotation encoding="StarMath 5.0">left ( ωt + {π over 2} right )</annotation>
  </semantics>
</math>
</file>

<file path=Object 18/content.xml><?xml version="1.0" encoding="utf-8"?>
<math xmlns="http://www.w3.org/1998/Math/MathML">
  <semantics>
    <mrow>
      <msub>
        <mi mathvariant="normal">U</mi>
        <mi mathvariant="normal">C</mi>
      </msub>
      <mrow>
        <mrow>
          <mo stretchy="false">(</mo>
          <mi mathvariant="normal">t</mi>
          <mo stretchy="false">)</mo>
        </mrow>
        <mi mathvariant="normal">=</mi>
        <mfrac>
          <mn>1</mn>
          <mi mathvariant="normal">C</mi>
        </mfrac>
      </mrow>
      <mstyle mathsize="125%">
        <mrow>
          <mrow>
            <mi mathvariant="normal">∫</mi>
            <mtext/>
          </mrow>
        </mrow>
      </mstyle>
      <mi mathvariant="normal">i</mi>
      <mrow>
        <mo stretchy="false">(</mo>
        <mi mathvariant="normal">t</mi>
        <mo stretchy="false">)</mo>
      </mrow>
      <mi/>
      <mrow>
        <mi>dt</mi>
        <mi mathvariant="normal">=</mi>
        <mrow>
          <mrow>
            <mfrac>
              <mn>1</mn>
              <mi mathvariant="normal">C</mi>
            </mfrac>
            <mi mathvariant="normal">⋅</mi>
            <msqrt>
              <mn>2</mn>
            </msqrt>
          </mrow>
          <mi mathvariant="normal">⋅</mi>
          <mi mathvariant="normal">I</mi>
        </mrow>
      </mrow>
      <mfenced open="" close="">
        <mfrac>
          <mn>1</mn>
          <mi mathvariant="normal">ω</mi>
        </mfrac>
      </mfenced>
      <mrow>
        <mrow>
          <mo stretchy="false">(</mo>
          <mrow>
            <mrow>
              <mi mathvariant="normal">−</mi>
              <mi>cos</mi>
            </mrow>
            <mi>ωt</mi>
          </mrow>
          <mo stretchy="false">)</mo>
        </mrow>
        <mi mathvariant="normal">=</mi>
        <mrow>
          <mfrac>
            <mn>1</mn>
            <mi>ωc</mi>
          </mfrac>
          <mi mathvariant="normal">⋅</mi>
          <msqrt>
            <mn>2</mn>
          </msqrt>
        </mrow>
      </mrow>
      <mrow>
        <mover accent="true">
          <mi mathvariant="normal">I</mi>
          <mi mathvariant="normal">˙</mi>
        </mover>
        <mi mathvariant="normal">⋅</mi>
        <mfenced open="" close="">
          <mrow>
            <mi>sin</mi>
            <mfenced open="" close="">
              <mrow>
                <mi>ωt</mi>
                <mi mathvariant="normal">−</mi>
                <mfrac>
                  <mi mathvariant="normal">π</mi>
                  <mn>2</mn>
                </mfrac>
              </mrow>
            </mfenced>
          </mrow>
        </mfenced>
      </mrow>
    </mrow>
    <annotation encoding="StarMath 5.0">U_C (t) = {1 over C} {size *1.25 int ""} i(t) `dt = {1 over C} cdot sqrt 2 cdot I left ( 1 over ω right ) ( - cos ωt) = 1 over ωc cdot sqrt 2 dot I cdot left ( sin left ( ωt - {π over 2} right ) right )</annotation>
  </semantics>
</math>
</file>

<file path=Object 19/content.xml><?xml version="1.0" encoding="utf-8"?>
<math xmlns="http://www.w3.org/1998/Math/MathML">
  <semantics>
    <mrow>
      <mrow>
        <mover accent="true">
          <mi mathvariant="normal">U</mi>
          <mo>¯</mo>
        </mover>
        <mi mathvariant="normal">=</mi>
        <mrow>
          <mrow>
            <mfrac>
              <mn>1</mn>
              <mi>ωc</mi>
            </mfrac>
            <mi mathvariant="normal">⋅</mi>
            <mover accent="true">
              <mi mathvariant="normal">I</mi>
              <mo stretchy="false">ˉ</mo>
            </mover>
          </mrow>
          <mi mathvariant="normal">⋅</mi>
          <mrow>
            <mo stretchy="false">(</mo>
            <mrow>
              <mi mathvariant="normal">−</mi>
              <mi mathvariant="normal">j</mi>
            </mrow>
            <mo stretchy="false">)</mo>
          </mrow>
        </mrow>
      </mrow>
      <mi mathvariant="normal">=</mi>
      <mrow>
        <mfrac>
          <mn>1</mn>
          <mi>jωc</mi>
        </mfrac>
        <mi mathvariant="normal">⋅</mi>
        <mover accent="true">
          <mi mathvariant="normal">I</mi>
          <mo stretchy="false">ˉ</mo>
        </mover>
      </mrow>
    </mrow>
    <annotation encoding="StarMath 5.0">{overline U} = {1 over ωc} cdot {bar I} cdot (-j) = {1 over jωc} cdot {bar I}</annotation>
  </semantics>
</math>
</file>

<file path=Object 2/content.xml><?xml version="1.0" encoding="utf-8"?>
<math xmlns="http://www.w3.org/1998/Math/MathML">
  <semantics>
    <msqrt>
      <mrow>
        <msup>
          <mi mathvariant="normal">a</mi>
          <mn>2</mn>
        </msup>
        <mo stretchy="false">+</mo>
        <msup>
          <mi mathvariant="normal">b</mi>
          <mn>2</mn>
        </msup>
      </mrow>
    </msqrt>
    <annotation encoding="StarMath 5.0">sqrt {a^2 + b^2}</annotation>
  </semantics>
</math>
</file>

<file path=Object 20/content.xml><?xml version="1.0" encoding="utf-8"?>
<math xmlns="http://www.w3.org/1998/Math/MathML">
  <semantics>
    <mrow>
      <mfrac>
        <mn>1</mn>
        <mi>jωc</mi>
      </mfrac>
      <mi/>
      <mrow>
        <mo stretchy="false">(</mo>
        <mrow>
          <mi mathvariant="normal">≘</mi>
          <mi mathvariant="normal">R</mi>
        </mrow>
        <mo stretchy="false">)</mo>
      </mrow>
    </mrow>
    <annotation encoding="StarMath 5.0">1 over jωc ~ (≘ R)</annotation>
  </semantics>
</math>
</file>

<file path=Object 21/content.xml><?xml version="1.0" encoding="utf-8"?>
<math xmlns="http://www.w3.org/1998/Math/MathML">
  <semantics>
    <mrow>
      <mrow>
        <mover accent="true">
          <mi mathvariant="normal">U</mi>
          <mo>¯</mo>
        </mover>
        <mi mathvariant="normal">=</mi>
        <mrow>
          <mover accent="true">
            <mi mathvariant="normal">I</mi>
            <mo stretchy="false">ˉ</mo>
          </mover>
          <mi mathvariant="normal">⋅</mi>
          <mover accent="true">
            <mi mathvariant="normal">Z</mi>
            <mo>¯</mo>
          </mover>
        </mrow>
      </mrow>
      <mi mathvariant="normal">=</mi>
      <mrow>
        <mover accent="true">
          <mi mathvariant="normal">I</mi>
          <mo stretchy="false">ˉ</mo>
        </mover>
        <mi mathvariant="normal">⋅</mi>
        <mrow>
          <mo stretchy="false">(</mo>
          <mrow>
            <mi mathvariant="normal">R</mi>
            <mo stretchy="false">+</mo>
            <munder>
              <munder>
                <mi>jωL</mi>
                <mo stretchy="false"></mo>
              </munder>
              <mstyle mathsize="150%">
                <mrow>
                  <msub>
                    <mi mathvariant="normal">X</mi>
                    <mi mathvariant="normal">L</mi>
                  </msub>
                </mrow>
              </mstyle>
            </munder>
          </mrow>
          <mo stretchy="false">)</mo>
        </mrow>
      </mrow>
    </mrow>
    <annotation encoding="StarMath 5.0">{overline U} = bar I cdot {overline Z} = bar I cdot (R + {{jωL} underbrace size *1.5 {X_L}})</annotation>
  </semantics>
</math>
</file>

<file path=Object 22/content.xml><?xml version="1.0" encoding="utf-8"?>
<math xmlns="http://www.w3.org/1998/Math/MathML">
  <semantics>
    <mrow>
      <msub>
        <mi mathvariant="normal">P</mi>
        <mi>MED</mi>
      </msub>
      <mrow>
        <mi/>
        <mi mathvariant="normal">=</mi>
        <mi/>
      </mrow>
      <mi mathvariant="normal">R</mi>
      <mfrac>
        <mn>1</mn>
        <mi mathvariant="normal">T</mi>
      </mfrac>
      <mstyle mathsize="125%">
        <mrow>
          <mrow>
            <munderover>
              <mi mathvariant="normal">∫</mi>
              <mn>0</mn>
              <mi mathvariant="normal">T</mi>
            </munderover>
            <mtext/>
          </mrow>
        </mrow>
      </mstyle>
      <msup>
        <mi mathvariant="normal">i</mi>
        <mn>2</mn>
      </msup>
      <mi/>
      <mi>dt</mi>
      <mrow>
        <mi/>
        <mi mathvariant="normal">=</mi>
        <mi/>
      </mrow>
      <mfrac>
        <mi mathvariant="normal">R</mi>
        <mi mathvariant="normal">T</mi>
      </mfrac>
      <mstyle mathsize="125%">
        <mrow>
          <mrow>
            <munderover>
              <mi mathvariant="normal">∫</mi>
              <mn>0</mn>
              <mi mathvariant="normal">T</mi>
            </munderover>
            <mtext/>
          </mrow>
        </mrow>
      </mstyle>
      <msup>
        <mfenced open="" close="">
          <mrow>
            <mover accent="true">
              <mi mathvariant="normal">I</mi>
              <mo stretchy="false">ˆ</mo>
            </mover>
            <mi/>
            <mi>sin</mi>
            <mi/>
            <mi>ωt</mi>
          </mrow>
        </mfenced>
        <mn>2</mn>
      </msup>
      <mi/>
      <mi>dt</mi>
      <mrow>
        <mi/>
        <mi mathvariant="normal">=</mi>
        <mtext/>
      </mrow>
    </mrow>
    <annotation encoding="StarMath 5.0">P_MED ~=~ R {1 over T} {size *1.25 int from 0 to T ""} i^2 `dt ~=~ {R over T} {size *1.25 int from 0 to T ""} left ( hat I `sin` ωt  right )^2 `dt ~=""</annotation>
  </semantics>
</math>
</file>

<file path=Object 23/content.xml><?xml version="1.0" encoding="utf-8"?>
<math xmlns="http://www.w3.org/1998/Math/MathML">
  <semantics>
    <mrow>
      <mphantom>
        <mstyle>
          <mrow>
            <msub>
              <mi mathvariant="normal">P</mi>
              <mi>MED</mi>
            </msub>
          </mrow>
        </mstyle>
      </mphantom>
      <mrow>
        <mi/>
        <mi mathvariant="normal">=</mi>
        <mi/>
      </mrow>
      <mfrac>
        <mrow>
          <mi mathvariant="normal">R</mi>
          <msup>
            <mover accent="true">
              <mi mathvariant="normal">I</mi>
              <mo stretchy="false">ˆ</mo>
            </mover>
            <mn>2</mn>
          </msup>
        </mrow>
        <mi mathvariant="normal">T</mi>
      </mfrac>
      <mstyle mathsize="125%">
        <mrow>
          <mrow>
            <munderover>
              <mi mathvariant="normal">∫</mi>
              <mn>0</mn>
              <mi mathvariant="normal">T</mi>
            </munderover>
            <mtext/>
          </mrow>
        </mrow>
      </mstyle>
      <mfrac>
        <mrow>
          <mrow>
            <mn>1</mn>
            <mi mathvariant="normal">−</mi>
            <mi>cos</mi>
          </mrow>
          <mn>2ωt</mn>
        </mrow>
        <mn>2</mn>
      </mfrac>
      <mi/>
      <mi>dt</mi>
      <mrow>
        <mi/>
        <mi mathvariant="normal">=</mi>
        <mi/>
      </mrow>
      <mfrac>
        <mrow>
          <mi mathvariant="normal">R</mi>
          <msup>
            <mover accent="true">
              <mi mathvariant="normal">I</mi>
              <mo stretchy="false">ˆ</mo>
            </mover>
            <mn>2</mn>
          </msup>
        </mrow>
        <mrow>
          <mn>2</mn>
          <mi mathvariant="normal">⋅</mi>
          <mi mathvariant="normal">T</mi>
        </mrow>
      </mfrac>
      <mrow>
        <mo stretchy="false">(</mo>
        <mrow>
          <mn>1T</mn>
          <mi mathvariant="normal">−</mi>
          <mn>0</mn>
        </mrow>
        <mo stretchy="false">)</mo>
      </mrow>
      <mrow>
        <mi/>
        <mi mathvariant="normal">=</mi>
        <mtext/>
      </mrow>
    </mrow>
    <annotation encoding="StarMath 5.0">phantom{P_MED} ~=~ {{R{hat I}^2} over T} {size *1.25 int from 0 to T ""} {{1 - cos 2ωt} over 2} `dt ~=~ {{R{hat I}^2} over {2 cdot T}} (1T - 0) ~=""</annotation>
  </semantics>
</math>
</file>

<file path=Object 24/content.xml><?xml version="1.0" encoding="utf-8"?>
<math xmlns="http://www.w3.org/1998/Math/MathML">
  <semantics>
    <mrow>
      <mphantom>
        <mstyle>
          <mrow>
            <msub>
              <mi mathvariant="normal">P</mi>
              <mi>MED</mi>
            </msub>
          </mrow>
        </mstyle>
      </mphantom>
      <mrow>
        <mi/>
        <mi mathvariant="normal">=</mi>
        <mi/>
      </mrow>
      <mfrac>
        <mrow>
          <mi mathvariant="normal">R</mi>
          <msup>
            <mover accent="true">
              <mi mathvariant="normal">I</mi>
              <mo stretchy="false">ˆ</mo>
            </mover>
            <mn>2</mn>
          </msup>
        </mrow>
        <mn>2</mn>
      </mfrac>
      <mrow>
        <mi/>
        <mi mathvariant="normal">=</mi>
        <mi/>
      </mrow>
      <mi mathvariant="normal">R</mi>
      <msup>
        <mfenced open="" close="">
          <mfrac>
            <mover accent="true">
              <mi mathvariant="normal">I</mi>
              <mo stretchy="false">ˆ</mo>
            </mover>
            <msqrt>
              <mn>2</mn>
            </msqrt>
          </mfrac>
        </mfenced>
        <mn>2</mn>
      </msup>
    </mrow>
    <annotation encoding="StarMath 5.0">phantom{P_MED} ~=~ {{R{hat I}^2} over 2} ~=~ R left ( {hat I} over {sqrt 2} right )^2</annotation>
  </semantics>
</math>
</file>

<file path=Object 25/content.xml><?xml version="1.0" encoding="utf-8"?>
<math xmlns="http://www.w3.org/1998/Math/MathML">
  <semantics>
    <mrow>
      <mover accent="true">
        <msub>
          <mi mathvariant="normal">I</mi>
          <mn>1</mn>
        </msub>
        <mo>¯</mo>
      </mover>
      <mrow>
        <mfenced open="" close="">
          <mrow>
            <mi mathvariant="normal">R</mi>
            <mo stretchy="false">+</mo>
            <mfrac>
              <mn>1</mn>
              <mi>jωc</mi>
            </mfrac>
          </mrow>
        </mfenced>
        <mi mathvariant="normal">=</mi>
        <mrow>
          <mover accent="true">
            <msub>
              <mi mathvariant="normal">I</mi>
              <mn>2</mn>
            </msub>
            <mo>¯</mo>
          </mover>
          <mi mathvariant="normal">⋅</mi>
          <mi>jωL</mi>
        </mrow>
      </mrow>
    </mrow>
    <annotation encoding="StarMath 5.0">{overline I_1} left ( R + {1 over jωc} right ) = {overline I_2} cdot jωL</annotation>
  </semantics>
</math>
</file>

<file path=Object 26/content.xml><?xml version="1.0" encoding="utf-8"?>
<math xmlns="http://www.w3.org/1998/Math/MathML">
  <semantics>
    <mrow>
      <mfenced open="∣" close="∣">
        <mrow>
          <mover accent="true">
            <msub>
              <mi mathvariant="normal">I</mi>
              <mn>1</mn>
            </msub>
            <mo>¯</mo>
          </mover>
          <mfenced open="" close="">
            <mrow>
              <mi mathvariant="normal">R</mi>
              <mo stretchy="false">+</mo>
              <mfrac>
                <mn>1</mn>
                <mi>jωc</mi>
              </mfrac>
            </mrow>
          </mfenced>
        </mrow>
      </mfenced>
      <mi mathvariant="normal">=</mi>
      <mfenced open="∣" close="∣">
        <mrow>
          <mover accent="true">
            <msub>
              <mi mathvariant="normal">I</mi>
              <mn>2</mn>
            </msub>
            <mo>¯</mo>
          </mover>
          <mi mathvariant="normal">⋅</mi>
          <mi>jωL</mi>
        </mrow>
      </mfenced>
    </mrow>
    <annotation encoding="StarMath 5.0">abs{{overline I_1} left ( R + {1 over jωc} right )} = abs{{overline I_2} cdot jωL}</annotation>
  </semantics>
</math>
</file>

<file path=Object 27/content.xml><?xml version="1.0" encoding="utf-8"?>
<math xmlns="http://www.w3.org/1998/Math/MathML">
  <semantics>
    <mrow>
      <mrow>
        <mfenced open="∣" close="∣">
          <mover accent="true">
            <msub>
              <mi mathvariant="normal">I</mi>
              <mn>1</mn>
            </msub>
            <mo>¯</mo>
          </mover>
        </mfenced>
        <mi mathvariant="normal">⋅</mi>
        <mfenced open="∣" close="∣">
          <mrow>
            <mi mathvariant="normal">R</mi>
            <mo stretchy="false">+</mo>
            <mfrac>
              <mn>1</mn>
              <mi>jωc</mi>
            </mfrac>
          </mrow>
        </mfenced>
      </mrow>
      <mi mathvariant="normal">=</mi>
      <mrow>
        <mfenced open="∣" close="∣">
          <mover accent="true">
            <msub>
              <mi mathvariant="normal">I</mi>
              <mn>2</mn>
            </msub>
            <mo>¯</mo>
          </mover>
        </mfenced>
        <mi mathvariant="normal">⋅</mi>
        <mfenced open="∣" close="∣">
          <mi>jωL</mi>
        </mfenced>
      </mrow>
    </mrow>
    <annotation encoding="StarMath 5.0">abs{{overline I_1}} cdot abs {R + {1 over jωc}} = abs{overline I_2} cdot abs{jωL}</annotation>
  </semantics>
</math>
</file>

<file path=Object 28/content.xml><?xml version="1.0" encoding="utf-8"?>
<math xmlns="http://www.w3.org/1998/Math/MathML">
  <semantics>
    <mrow>
      <msub>
        <mi mathvariant="normal">I</mi>
        <mn>1</mn>
      </msub>
      <mrow>
        <msqrt>
          <mrow>
            <msup>
              <mi mathvariant="normal">R</mi>
              <mn>2</mn>
            </msup>
            <mo stretchy="false">+</mo>
            <msup>
              <mfenced open="" close="">
                <mfrac>
                  <mn>1</mn>
                  <mi>ωc</mi>
                </mfrac>
              </mfenced>
              <mn>2</mn>
            </msup>
          </mrow>
        </msqrt>
        <mi mathvariant="normal">=</mi>
        <mrow>
          <msub>
            <mi mathvariant="normal">I</mi>
            <mn>2</mn>
          </msub>
          <mi mathvariant="normal">⋅</mi>
          <mi>ωL</mi>
        </mrow>
      </mrow>
    </mrow>
    <annotation encoding="StarMath 5.0">I_1 sqrt {R^2 + left ( 1 over ωc right )^2} = I_2 cdot ωL</annotation>
  </semantics>
</math>
</file>

<file path=Object 3/content.xml><?xml version="1.0" encoding="utf-8"?>
<math xmlns="http://www.w3.org/1998/Math/MathML">
  <semantics>
    <mrow>
      <mi>arctan</mi>
      <mfenced open="" close="">
        <mfrac>
          <mi mathvariant="normal">b</mi>
          <mi mathvariant="normal">a</mi>
        </mfrac>
      </mfenced>
    </mrow>
    <annotation encoding="StarMath 5.0">arctan left ( b over a right )</annotation>
  </semantics>
</math>
</file>

<file path=Object 4/content.xml><?xml version="1.0" encoding="utf-8"?>
<math xmlns="http://www.w3.org/1998/Math/MathML">
  <semantics>
    <msqrt>
      <mrow>
        <msup>
          <mi mathvariant="normal">R</mi>
          <mn>2</mn>
        </msup>
        <mo stretchy="false">+</mo>
        <msup>
          <mi mathvariant="normal">X</mi>
          <mn>2</mn>
        </msup>
      </mrow>
    </msqrt>
    <annotation encoding="StarMath 5.0">sqrt {R^2 + X^2}</annotation>
  </semantics>
</math>
</file>

<file path=Object 5/content.xml><?xml version="1.0" encoding="utf-8"?>
<math xmlns="http://www.w3.org/1998/Math/MathML">
  <semantics>
    <mrow>
      <mi>arctan</mi>
      <mfenced open="" close="">
        <mfrac>
          <mi mathvariant="normal">X</mi>
          <mi mathvariant="normal">R</mi>
        </mfrac>
      </mfenced>
    </mrow>
    <annotation encoding="StarMath 5.0">arctan left ( X over R right )</annotation>
  </semantics>
</math>
</file>

<file path=Object 6/content.xml><?xml version="1.0" encoding="utf-8"?>
<math xmlns="http://www.w3.org/1998/Math/MathML">
  <semantics>
    <mrow>
      <mi mathvariant="normal">P</mi>
      <mi mathvariant="normal">=</mi>
      <mrow>
        <mrow>
          <munder>
            <mi mathvariant="normal">∑</mi>
            <mi mathvariant="normal">n</mi>
          </munder>
          <msub>
            <mi mathvariant="normal">R</mi>
            <mi mathvariant="normal">n</mi>
          </msub>
        </mrow>
        <mi mathvariant="normal">⋅</mi>
        <msubsup>
          <mi mathvariant="normal">I</mi>
          <mi mathvariant="normal">n</mi>
          <mn>2</mn>
        </msubsup>
      </mrow>
    </mrow>
    <annotation encoding="StarMath 5.0">P = sum from n R_n cdot I sub n sup 2</annotation>
  </semantics>
</math>
</file>

<file path=Object 7/content.xml><?xml version="1.0" encoding="utf-8"?>
<math xmlns="http://www.w3.org/1998/Math/MathML">
  <semantics>
    <mrow>
      <msub>
        <mi mathvariant="normal">P</mi>
        <mi mathvariant="normal">n</mi>
      </msub>
      <mi mathvariant="normal">=</mi>
      <mrow>
        <msub>
          <mi mathvariant="normal">R</mi>
          <mi mathvariant="normal">n</mi>
        </msub>
        <mi mathvariant="normal">⋅</mi>
        <msubsup>
          <mi mathvariant="normal">I</mi>
          <mi mathvariant="normal">n</mi>
          <mn>2</mn>
        </msubsup>
      </mrow>
    </mrow>
    <annotation encoding="StarMath 5.0">P_n = R_n cdot I sub n sup 2</annotation>
  </semantics>
</math>
</file>

<file path=Object 8/content.xml><?xml version="1.0" encoding="utf-8"?>
<math xmlns="http://www.w3.org/1998/Math/MathML">
  <semantics>
    <mrow>
      <mrow>
        <msub>
          <mi mathvariant="normal">U</mi>
          <mi>med</mi>
        </msub>
        <mi mathvariant="normal">=</mi>
        <mfrac>
          <mn>1</mn>
          <mi mathvariant="normal">T</mi>
        </mfrac>
      </mrow>
      <mstyle mathsize="125%">
        <mrow>
          <mrow>
            <munderover>
              <mi mathvariant="normal">∫</mi>
              <mn>0</mn>
              <mi mathvariant="normal">T</mi>
            </munderover>
            <mtext/>
          </mrow>
        </mrow>
      </mstyle>
      <mi mathvariant="normal">u</mi>
      <mrow>
        <mo stretchy="false">(</mo>
        <mi mathvariant="normal">t</mi>
        <mo stretchy="false">)</mo>
      </mrow>
      <mi/>
      <mi>dt</mi>
    </mrow>
    <annotation encoding="StarMath 5.0">U_med = 1 over T {size *1.25 int from 0 to T ""} u(t) `dt</annotation>
  </semantics>
</math>
</file>

<file path=Object 9/content.xml><?xml version="1.0" encoding="utf-8"?>
<math xmlns="http://www.w3.org/1998/Math/MathML">
  <semantics>
    <mrow>
      <msub>
        <mi mathvariant="normal">U</mi>
        <mi>eff</mi>
      </msub>
      <mi mathvariant="normal">=</mi>
      <msqrt>
        <mrow>
          <mfrac>
            <mn>1</mn>
            <mi mathvariant="normal">T</mi>
          </mfrac>
          <mstyle mathsize="125%">
            <mrow>
              <mrow>
                <munderover>
                  <mi mathvariant="normal">∫</mi>
                  <mn>0</mn>
                  <mi mathvariant="normal">T</mi>
                </munderover>
                <mtext/>
              </mrow>
            </mrow>
          </mstyle>
          <msup>
            <mi mathvariant="normal">u</mi>
            <mn>2</mn>
          </msup>
          <mrow>
            <mo stretchy="false">(</mo>
            <mi mathvariant="normal">t</mi>
            <mo stretchy="false">)</mo>
          </mrow>
          <mi/>
          <mi>dt</mi>
        </mrow>
      </msqrt>
    </mrow>
    <annotation encoding="StarMath 5.0">U_eff = sqrt{1 over T {size *1.25 int from 0 to T ""} u^2 (t) `dt}</annotation>
  </semantics>
</math>
</file>